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Heading_20_2">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OLE">
      <style:graphic-properties style:horizontal-pos="center" style:horizontal-rel="paragraph"/>
    </style:style>
    <style:style style:name="fr2" style:family="graphic" style:parent-style-name="OLE">
      <style:graphic-properties style:vertical-pos="top" style:vertical-rel="paragraph" style:horizontal-pos="center" style:horizontal-rel="paragraph"/>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ppgiftbeskrivning</text:h>
      <text:p text:style-name="Text_20_body">Uppgiften gick ut på att skriva egna versioner af funktionerna malloc, realloc och free, samt implementera fyra olika strategier för minnesallokeringen. För quickfit skall även antalet snabblistor kunna styras med kommando till preprocessorn. För att allokera minne används malloc, med en parameter som styr hur stor minnes block som skall returneras. Internt hålls en lista med minnes block som malloc kan dela ut. Om detta inte räcker hämtas mer minne från systemet med sbrk. Minnes block som friats med free hamnar åter i listan över fria block, och samtidigt slås dessa ihop med närliggande block. Strategierna styr vilket block som väljs från listan när malloc anropas.</text:p>
      <text:p text:style-name="Text_20_body">First fit: Välj det första blocket som är stort nog. Är det för stort så dela upp det i två bitar, där den överblivna biten ligger kvar i listan.</text:p>
      <text:p text:style-name="Text_20_body">Best fit: Hitta det minsta block som är stort nog. Detta kräver att vi loopar igenom hela listan av block minst en gång. Hittas inget block efter ett varv måste ett nytt block skapas, och detta kommer i så fall att användas. Den del av blocket som inte används ligger kvar i listan.</text:p>
      <text:p text:style-name="Text_20_body">Worst fit: Liksom best fit måste vi loopa igenom hela listan. Denna gång plockat vi ut det största lediga blocket och returnerar en del av det. Är det största blocket inte stort nog skapas ett nytt.</text:p>
      <text:p text:style-name="Text_20_body">Quick fit: Till skillnad från tidigare finns nu ett antal listor med block av fix storlek. Om användaren behöver ett block, avrundas storleken upp till närmsta blockstorlek som finns i någon av listorna. Eftersom alla block är av samma storlek i dessa listor returneras alltid det första blocket i listan, även om det är för stort. Utöver snabblistorna finns en vanlig lista med block som inte passar in i snabblistorna. När minne allokeras från systemet till någon av snabblistorna allokeras ett stort block som sedan delas upp i mindre block av rätt storlek.</text:p>
      <text:p text:style-name="Text_20_body">En annan funktion, realloc, tar ett redan allokerat minnes block och en ny storlek, och returnerar ett block med den nya storleken, samt den gamla datan.</text:p>
      <text:p text:style-name="Text_20_body"/>
      <text:h text:style-name="Heading_20_2" text:outline-level="2">Programuppbyggnad</text:h>
      <text:p text:style-name="Text_20_body">Funktionerna malloc, realloc och free föjer den standar som angivits i instruktionerna. Malloc väljer ledigt block att returnera enligt strategierna ovan. Free lämnar tillbaka minnes block till listan över fria block, samtidigt som den slår ihop blocken med närliggande lediga block. Realloc har tre olika fall. Om den nya storleken är mindre än originalstorleken så krymps blocket och den överblivna delen frias. Om storleken är samma så returneras blocket igen, omodifierat. Om den nya storleken är större allokeras ett nytt block med den nya storleken, genom ett anrop till malloc. Sedan kopieras den gamla datan till det nya blocket, varpå det gamla blocket frias.</text:p>
      <text:p text:style-name="Text_20_body">Strategierna i malloc är implementerade som de är beskrivna ovan.</text:p>
      <text:p text:style-name="Standard">I implementationen av quickfit har vi brutit lite från labbinstruktionerna. Den första snabblistan har block av storleken 2 units, dvs 2 headerstorlekar. Detta ger normalt 8 bytes om vi bortser från headern, vilket överensstämmer med instruktionerna, men kan variera från maskin till maskin beroende på storleken hos en Header. Detta har vi gjort för att alignmenten skall stämma, alla block måste vara multipler av headerstorleken.</text:p>
      <text:p text:style-name="Text_20_body">Varje lista efter detta har block av dubbel storlek, inklusive headern. För de block som inte passar in i snabblistorna används first fit. När vi allokerar med minne från systemet allokeras en hel sida, och detta delas upp i mindre block direkt.</text:p>
      <text:p text:style-name="P1"/>
      <text:h text:style-name="P2" text:outline-level="2">Tester</text:h>
      <text:p text:style-name="P1">Alla strategier går igenom de obligatoriska testerna utan problem.</text:p>
      <text:p text:style-name="P1">Vi valde att testa både prestanda och minnesutnytjande. För att göra detta skrev vi två test program TimeTest och MemTest. Vi använde också programet tstalgorithm som följde med labben för at kontrolera minnesutnyttjande.</text:p>
      <text:p text:style-name="P1"/>
      <text:p text:style-name="P3">TimeTest</text:p>
      <text:p text:style-name="P1">Programmet allokerar 10.000 block med en storlek mellan 1 till MAXBLOCKSIZE. Vi valde att göra två tester ett med små block på 512 bytes och ett med stora block på 4096 bytes. Efter den har allokerat alla blocken av allokerar den cirka 50% och reallocerar den andra halvan block. Sen frigör den alla inte redan avallokerade block. Detta mätte vi tiden med med hjälp av applikationen time. Vi gjorde tre försök för varje strategi och värdena vi presenterar här är ett medelvärde av dom.</text:p>
      <text:p text:style-name="P1"/>
      <text:p text:style-name="P1"><draw:frame draw:style-name="fr1" draw:name="Object1" text:anchor-type="paragraph" svg:width="5.2925in" svg:height="4.3543in" draw:z-index="0"><draw:object xlink:href="./Object 1" xlink:type="simple" xlink:show="embed" xlink:actuate="onLoad"/><draw:image xlink:href="./ObjectReplacements/Object 1" xlink:type="simple" xlink:show="embed" xlink:actuate="onLoad"/></draw:frame></text:p>
      <text:p text:style-name="P1"/>
      <text:p text:style-name="P3">MemTest och <text:s/>tstalgorithm</text:p>
      <text:p text:style-name="P1">Programmet allokerar 10.000 block med en storlek mellan 1 till MAXBLOCKSIZE. Vi valde att göra två tester ett med små block på 512 bytes och ett med stora block på 4096 bytes. Den börjar med att allokera alla blocken sen reallocerar den varje block tio gånger så det blir hög fragmentering sen jämför den hur mycket minne som vi har allokerat med hur mycket minne programmet har sammlatpå sig. Så ser vi hur mycket spilt minne vi har. Vi gjorde tre försök för varje strategi och värdena vi presenterar här är ett medelvärde av dom.</text:p>
      <text:p text:style-name="P1"/>
      <text:p text:style-name="P1"><draw:frame draw:style-name="fr2" draw:name="Object2" text:anchor-type="paragraph" svg:width="6.6445in" svg:height="4.1992in" draw:z-index="1"><draw:object xlink:href="./Object 2" xlink:type="simple" xlink:show="embed" xlink:actuate="onLoad"/><draw:image xlink:href="./ObjectReplacements/Object 2" xlink:type="simple" xlink:show="embed" xlink:actuate="onLoad"/></draw:frame></text:p>
      <text:p text:style-name="Text_20_body">Sammanfattningsvis kan man se att vår implementation är väldigt långsam i jämförelse med systemets inbyggda. Och inte helt oväntat är best och worst fit långsammast. En sak som syns i testen som är värt att nämna är att quick fit slösar en massa minne. Detta beror på att när vi allokerar minne till listorna allokerar vi en hel sida åt gången vilket snabbar upp exekveringen men öppnar upp för att mycket minne blir oanvänt. Dom andra algoritmerna förutom worst fit är i dom flesta fall på samma nivå som systemets.</text:p>
      <text:h text:style-name="P2" text:outline-level="2">Förberedelseuppgifter</text:h>
      <text:p text:style-name="P1">Hur mycket minne slösas bort i medel och i värsta fallet i de block som allokeras via malloc() ur “Quick fit” listorna?</text:p>
      <text:p text:style-name="P1">Svar: Vi rundar alltid uppåt till närmsta fixa blockstorlek när vi ska allokera ett block från en av quickfit listorna. Så mycket som vi avrundar upp är det som blir spillet. Störst spill får vi om vi allokerar ett block ur listan med störst block, men bara behöver hälften så mycket minne+1B. Om vi exempelvis har listor med storlekarna 8, 16, 32 och 64B, så skulle det maximala spillet för ett block bli 31B, om vi behövde allokera 33B.</text:p>
      <text:p text:style-name="P1">Medelspillet är olika för de olika listorna. I en lista med block av storlek x är medelspillet ungefär 0,25x. I exemplet ovan blir alltså det totala medelspillet (0,25*8+0,25*16+...+0,25*64)/4 = 7,5B.</text:p>
      <text:p text:style-name="P1"/>
      <text:h text:style-name="Heading_20_2" text:outline-level="2">Programmutskrift</text:h>
      <table:table table:name="Table2" table:style-name="Table2">
        <table:table-column table:style-name="Table2.A"/>
        <table:table-row>
          <table:table-cell table:style-name="Table2.A1" office:value-type="string">
            <text:p text:style-name="Table_20_Contents">dain@malloc ~/school/2g1520/Lab3/test $ make clean</text:p>
            <text:p text:style-name="Table_20_Contents">\rm -f t0 t1 t2 t3 t4 t5 t6 t7 malloc.o tstalgorithms.o <text:s/>tstcrash_complex.o tstcrash_simple.o tstextreme.o tstmalloc.o <text:s/>tstmemory.o tstrealloc.o tstmerge.o core</text:p>
            <text:p text:style-name="Table_20_Contents">dain@malloc ~/school/2g1520/Lab3/test $ make </text:p>
            <text:p text:style-name="Table_20_Contents">gcc -O -O -DSTRATEGY=2 <text:s text:c="2"/>-c -o tstmerge.o tstmerge.c</text:p>
            <text:p text:style-name="Table_20_Contents">gcc -O -O -DSTRATEGY=2 <text:s text:c="2"/>-c -o malloc.o malloc.c</text:p>
            <text:p text:style-name="Table_20_Contents">gcc -O -O -DSTRATEGY=2 -o <text:s/>t0 tstmerge.o malloc.o </text:p>
            <text:p text:style-name="Table_20_Contents">gcc -O -O -DSTRATEGY=2 <text:s text:c="2"/>-c -o tstalgorithms.o tstalgorithms.c</text:p>
            <text:p text:style-name="Table_20_Contents">gcc -O -O -DSTRATEGY=2 -o <text:s/>t1 tstalgorithms.o malloc.o </text:p>
            <text:p text:style-name="Table_20_Contents">gcc -O -O -DSTRATEGY=2 <text:s text:c="2"/>-c -o tstextreme.o tstextreme.c</text:p>
            <text:p text:style-name="Table_20_Contents">gcc -O -O -DSTRATEGY=2 -o t2 <text:s/>tstextreme.o malloc.o </text:p>
            <text:p text:style-name="Table_20_Contents">gcc -O -O -DSTRATEGY=2 <text:s text:c="2"/>-c -o tstmalloc.o tstmalloc.c</text:p>
            <text:p text:style-name="Table_20_Contents">gcc -O -O -DSTRATEGY=2 -o t3 tstmalloc.o <text:s/>malloc.o <text:s/></text:p>
            <text:p text:style-name="Table_20_Contents">gcc -O -O -DSTRATEGY=2 <text:s text:c="2"/>-c -o tstmemory.o tstmemory.c</text:p>
            <text:p text:style-name="Table_20_Contents">gcc -O -O -DSTRATEGY=2 -o t4 tstmemory.o malloc.o </text:p>
            <text:p text:style-name="Table_20_Contents">gcc -O -O -DSTRATEGY=2 <text:s text:c="2"/>-c -o tstrealloc.o tstrealloc.c</text:p>
            <text:p text:style-name="Table_20_Contents">gcc -O -O -DSTRATEGY=2 -o t5 tstrealloc.o malloc.o </text:p>
            <text:p text:style-name="Table_20_Contents">gcc -O -O -DSTRATEGY=2 <text:s text:c="2"/>-c -o tstcrash_simple.o tstcrash_simple.c</text:p>
            <text:p text:style-name="Table_20_Contents">tstcrash_simple.c: In function 't_stack':</text:p>
            <text:p text:style-name="Table_20_Contents">tstcrash_simple.c:12: warning: incompatible implicit declaration of built-in function 'strlen'</text:p>
            <text:p text:style-name="Table_20_Contents">gcc -O -O -DSTRATEGY=2 -o <text:s/>t6 tstcrash_simple.o malloc.o </text:p>
            <text:p text:style-name="Table_20_Contents">gcc -O -O -DSTRATEGY=2 <text:s text:c="2"/>-c -o tstcrash_complex.o tstcrash_complex.c</text:p>
            <text:p text:style-name="Table_20_Contents">tstcrash_complex.c: In function 't_stack':</text:p>
            <text:p text:style-name="Table_20_Contents">tstcrash_complex.c:16: warning: incompatible implicit declaration of built-in function 'strlen'</text:p>
            <text:p text:style-name="Table_20_Contents">gcc -O -O -DSTRATEGY=2 -o t7 <text:s/>tstcrash_complex.o malloc.o <text:s/></text:p>
            <text:p text:style-name="Table_20_Contents">exec ./RUN_TESTS</text:p>
            <text:p text:style-name="Table_20_Contents">-- Testing your implementation of malloc --</text:p>
            <text:p text:style-name="Table_20_Contents"/>
            <text:p text:style-name="Table_20_Contents">- If you have any problem in passing a test read the corresponding</text:p>
            <text:p text:style-name="Table_20_Contents">- source file to understand what the test is checking</text:p>
            <text:p text:style-name="Table_20_Contents"/>
            <text:p text:style-name="Table_20_Contents">********************* TEST MERGE ... </text:p>
            <text:p text:style-name="Table_20_Contents">-- Testing merging of deallocated large blocks ( &gt;= 16384 bytes)</text:p>
            <text:p text:style-name="Table_20_Contents">Test passed OK</text:p>
            <text:p text:style-name="Table_20_Contents">********************* TEST ALGORITHMS ... </text:p>
            <text:p text:style-name="Table_20_Contents">./t1, line 67: -- This test checks malloc(), free() and realloc()</text:p>
            <text:p text:style-name="Table_20_Contents">./t1: Max memory allocated 346024</text:p>
            <text:p text:style-name="Table_20_Contents">./t1: Memory consumed 409600</text:p>
            <text:p text:style-name="Table_20_Contents">********************* TEST EXTREME USAGE ... </text:p>
            <text:p text:style-name="Table_20_Contents">./t2, line 21: -- This test will search for memory leaks</text:p>
            <text:p text:style-name="Table_20_Contents">./t2, line 22: At most 3.0x pages are allocated and recycled</text:p>
            <text:p text:style-name="Table_20_Contents">./t2: Used memory in test: 0x4010 (= 4.00 * pagesize)</text:p>
            <text:p text:style-name="Table_20_Contents">********************* TEST MALLOC ... </text:p>
            <text:p text:style-name="Table_20_Contents">./t3, line 20: -- Test malloc() for unusual situations</text:p>
            <text:p text:style-name="Table_20_Contents">./t3, line 22: Allocate small block of 17 bytes </text:p>
            <text:p text:style-name="Table_20_Contents">./t3, line 26: Write on allocated block</text:p>
            <text:p text:style-name="Table_20_Contents">./t3, line 29: Allocate big block of 4711 bytes</text:p>
            <text:p text:style-name="Table_20_Contents">./t3, line 33: Write on allocated block</text:p>
            <text:p text:style-name="Table_20_Contents">./t3, line 35: Free big block</text:p>
            <text:p text:style-name="Table_20_Contents">./t3, line 38: Free small block</text:p>
            <text:p text:style-name="Table_20_Contents">./t3, line 41: Free NULL</text:p>
            <text:p text:style-name="Table_20_Contents">./t3, line 44: Allocate zero</text:p>
            <text:p text:style-name="Table_20_Contents">./t3, line 48: Free pointer from malloc(0)</text:p>
            <text:p text:style-name="Table_20_Contents">./t3, line 51: Test alignment for double</text:p>
            <text:p text:style-name="Table_20_Contents">********************* TEST MEMORY ... </text:p>
            <text:p text:style-name="Table_20_Contents">./t4, line 33: Testing memory utility</text:p>
            <text:p text:style-name="Table_20_Contents">./t4, line 36: Getting small pieces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total of 0x4000 of memory</text:p>
            <text:p text:style-name="Table_20_Contents">./t4: Using 2.00 times worst case calculation</text:p>
            <text:p text:style-name="Table_20_Contents">./t4, line 58: Small memory handled OK</text:p>
            <text:p text:style-name="Table_20_Contents">./t4, line 61: Getting big blocks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Using total of 0x3ec320 of memory</text:p>
            <text:p text:style-name="Table_20_Contents">./t4, line 75: Allocations versus worst case memory usage:</text:p>
            <text:p text:style-name="Table_20_Contents">./t4: Using 1.00 times worst case calculation</text:p>
            <text:p text:style-name="Table_20_Contents">./t4, line 83: Big memory handled OK</text:p>
            <text:p text:style-name="Table_20_Contents">********************* TEST REALLOC ... </text:p>
            <text:p text:style-name="Table_20_Contents">./t5, line 18: -- Test realloc() for unusual situations</text:p>
            <text:p text:style-name="Table_20_Contents">./t5, line 20: Allocate 17 bytes with realloc(NULL, 17)</text:p>
            <text:p text:style-name="Table_20_Contents">./t5, line 25: Write on allocated block</text:p>
            <text:p text:style-name="Table_20_Contents">./t5, line 27: Increase block size with realloc(., 4711)</text:p>
            <text:p text:style-name="Table_20_Contents">./t5, line 34: Write on allocated block</text:p>
            <text:p text:style-name="Table_20_Contents">./t5, line 36: Decrease block size with realloc(., 17)</text:p>
            <text:p text:style-name="Table_20_Contents">./t5, line 41: Decreased block size</text:p>
            <text:p text:style-name="Table_20_Contents">./t5, line 44: Free block with realloc(., 0)</text:p>
            <text:p text:style-name="Table_20_Contents">./t5, line 47: realloc(p, 0) returns non null pointer</text:p>
            <text:p text:style-name="Table_20_Contents">./t5, line 50: Free pointer allocated with realloc(NULL, 0)</text:p>
            <text:p text:style-name="Table_20_Contents">********************* TEST CRASH <text:s/>SIMPLE ... </text:p>
            <text:p text:style-name="Table_20_Contents">./t6, line 35: Curious on what I'm doing to spoil your life? read my sources!</text:p>
            <text:p text:style-name="Table_20_Contents">./t6, line 40: Foreign dynamic memory crash test</text:p>
            <text:p text:style-name="Table_20_Contents">./t6, line 43: Freeing memory at lowbreak</text:p>
            <text:p text:style-name="Table_20_Contents">./t6, * ERROR: Catched SIGSEGV/SIGBUS in crash test</text:p>
            <text:p text:style-name="Table_20_Contents">********************* TEST CRASH COMPLEX ... <text:s/></text:p>
            <text:p text:style-name="Table_20_Contents">./t7, line 63: Foreign static memory crash test</text:p>
            <text:p text:style-name="Table_20_Contents">./t7, * ERROR: Catched SIGSEGV in crash test</text:p>
            <text:p text:style-name="Table_20_Contents">./t7, line 70: Foreign dynamic memory crash test</text:p>
            <text:p text:style-name="Table_20_Contents">./t7, line 77: lowbreak = 0x8071000, highbreak = 0x8071100</text:p>
            <text:p text:style-name="Table_20_Contents">./t7, line 78: Freeing memory at highbreak</text:p>
            <text:p text:style-name="Table_20_Contents">./t7, line 80: Freeing memory at lowbreak</text:p>
            <text:p text:style-name="Table_20_Contents">./t7, line 83: This test will test fault recovery</text:p>
            <text:p text:style-name="Table_20_Contents">./t7, line 92: Overwrite crash test going on</text:p>
            <text:p text:style-name="Table_20_Contents">./t7, line 102: All tests passed. Trying to exit nicely ....</text:p>
            <text:p text:style-name="Table_20_Contents">make: *** [all] Error 61</text:p>
            <text:p text:style-name="Table_20_Contents">dain@malloc ~/school/2g1520/Lab3/test $ </text:p>
          </table:table-cell>
        </table:table-row>
      </table:table>
      <text:p text:style-name="Text_20_body">Givetvis går de obligatoriska testerna igenom även med de andra strategierna.</text:p>
      <text:h text:style-name="Heading_20_2" text:outline-level="2">Utvärdering</text:h>
      <text:p text:style-name="P4">Detta var nog den svåraste av alla labbarna, mest på grund av att det var lätt att göra småfel och införa svårupptäckta buggar. Mer än hälften av tiden gick åt att debugga, men det beror även på lite klantiga antaganden som gjorts och visat sig vara fel.</text:p>
      <text:p text:style-name="P4">Instruktionerna var lätta att förstå och hyfsat rakt på s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dale Sans U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Andale Sans UI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Dain Nilsson</meta:initial-creator>
    <meta:creation-date>2006-12-03T11:41:45</meta:creation-date>
    <dc:creator>Niklas Söderlund</dc:creator>
    <dc:date>2006-12-21T18:40:05</dc:date>
    <dc:language>sv-SE</dc:language>
    <meta:editing-cycles>17</meta:editing-cycles>
    <meta:editing-duration>PT12H16M55S</meta:editing-duration>
    <meta:user-defined meta:name="Info 1"/>
    <meta:user-defined meta:name="Info 2"/>
    <meta:user-defined meta:name="Info 3"/>
    <meta:user-defined meta:name="Info 4"/>
    <meta:document-statistic meta:table-count="1" meta:image-count="0" meta:object-count="2" meta:page-count="6" meta:paragraph-count="137" meta:word-count="1908" meta:character-count="11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0.5pt" style:font-family-asian="'Lucida Sans Unicode'" style:font-family-generic-asian="system" style:font-pitch-asian="variable" style:font-size-asian="20.5pt" style:font-family-complex="Tahoma" style:font-family-generic-complex="system" style:font-pitch-complex="variable" style:font-size-complex="20.5pt"/>
    </style:style>
    <style:style style:name="ch3" style:family="chart">
      <style:graphic-properties draw:fill="none"/>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1pt" style:font-family-asian="'Lucida Sans Unicode'" style:font-family-generic-asian="system" style:font-pitch-asian="variable" style:font-size-asian="11pt" style:font-family-complex="Tahoma" style:font-family-generic-complex="system" style:font-pitch-complex="variable" style:font-size-complex="11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pt" style:font-family-asian="'Lucida Sans Unicode'" style:font-family-generic-asian="system" style:font-pitch-asian="variable" style:font-size-asian="11pt" style:font-family-complex="Tahoma" style:font-family-generic-complex="system" style:font-pitch-complex="variable" style:font-size-complex="11pt"/>
    </style:style>
    <style:style style:name="ch7" style:family="chart">
      <style:chart-properties style:direction="ltr"/>
      <style:graphic-properties draw:stroke="none" draw:fill="none" draw:fill-color="#ffffff"/>
      <style:text-properties fo:font-family="Arial" style:font-family-generic="swiss" style:font-pitch="variable" fo:font-size="14.1999998092651pt" style:font-family-asian="'Lucida Sans Unicode'" style:font-family-generic-asian="system" style:font-pitch-asian="variable" style:font-size-asian="14.1999998092651pt" style:font-family-complex="Tahoma" style:font-family-generic-complex="system" style:font-pitch-complex="variable" style:font-size-complex="14.1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660066"/>
      <style:text-properties fo:font-family="Arial" style:font-family-generic="swiss" style:font-pitch="variable" fo:font-size="9.39999961853027pt" style:font-family-asian="'Lucida Sans Unicode'" style:font-family-generic-asian="system" style:font-pitch-asian="variable" style:font-size-asian="9.39999961853027pt" style:font-family-complex="Tahoma" style:font-family-generic-complex="system" style:font-pitch-complex="variable" style:font-size-complex="9.39999961853027pt"/>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3.442cm" svg:height="11.059cm" chart:class="chart:bar" chart:style-name="ch1">
        <chart:title svg:x="5.213cm" svg:y="0.22cm" chart:style-name="ch2">
          <text:p>TimeTest</text:p>
        </chart:title>
        <chart:legend chart:legend-position="end" svg:x="11.027cm" svg:y="1.413cm" chart:style-name="ch3"/>
        <chart:plot-area chart:style-name="ch4" table:cell-range-address="Sheet1.$I$4:.$K$9" chart:data-source-has-labels="both" chart:table-number-list="0" svg:x="0.267cm" svg:y="1.468cm" svg:width="10.505cm" svg:height="9.369cm">
          <chart:axis chart:dimension="x" chart:name="primary-x" chart:style-name="ch5">
            <chart:categories table:cell-range-address="local-table.A2:.A3"/>
          </chart:axis>
          <chart:axis chart:dimension="y" chart:name="primary-y" chart:style-name="ch6">
            <chart:title svg:x="0.267cm" svg:y="7.468cm" chart:style-name="ch7">
              <text:p>Tid (Sekunder)</text:p>
            </chart:title>
            <chart:grid chart:class="major"/>
          </chart:axis>
          <chart:series chart:style-name="ch8">
            <chart:data-point chart:repeated="2"/>
          </chart:series>
          <chart:series chart:style-name="ch9">
            <chart:data-point chart:repeated="2"/>
          </chart:series>
          <chart:series chart:style-name="ch10">
            <chart:data-point chart:repeated="2"/>
          </chart:series>
          <chart:series chart:style-name="ch11">
            <chart:data-point chart:repeated="2"/>
          </chart:series>
          <chart:series chart:style-name="ch12">
            <chart:data-point chart:repeated="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Test/512</text:p>
              </table:table-cell>
              <table:table-cell office:value-type="string">
                <text:p>TimteTest/4096</text:p>
              </table:table-cell>
            </table:table-row>
          </table:table-header-rows>
          <table:table-rows>
            <table:table-row>
              <table:table-cell office:value-type="string">
                <text:p>First Fit</text:p>
              </table:table-cell>
              <table:table-cell office:value-type="float" office:value="0.347333333333333">
                <text:p>0.347333333333333</text:p>
              </table:table-cell>
              <table:table-cell office:value-type="float" office:value="2.12533333333333">
                <text:p>2.12533333333333</text:p>
              </table:table-cell>
            </table:table-row>
            <table:table-row>
              <table:table-cell office:value-type="string">
                <text:p>Best Fit</text:p>
              </table:table-cell>
              <table:table-cell office:value-type="float" office:value="0.611333333333333">
                <text:p>0.611333333333333</text:p>
              </table:table-cell>
              <table:table-cell office:value-type="float" office:value="4.437">
                <text:p>4.437</text:p>
              </table:table-cell>
            </table:table-row>
            <table:table-row>
              <table:table-cell office:value-type="string">
                <text:p>Worst Fit</text:p>
              </table:table-cell>
              <table:table-cell office:value-type="float" office:value="0.893333333333333">
                <text:p>0.893333333333333</text:p>
              </table:table-cell>
              <table:table-cell office:value-type="float" office:value="6.487">
                <text:p>6.487</text:p>
              </table:table-cell>
            </table:table-row>
            <table:table-row>
              <table:table-cell office:value-type="string">
                <text:p>Quick Fit</text:p>
              </table:table-cell>
              <table:table-cell office:value-type="float" office:value="0.249666666666667">
                <text:p>0.249666666666667</text:p>
              </table:table-cell>
              <table:table-cell office:value-type="float" office:value="2.045">
                <text:p>2.045</text:p>
              </table:table-cell>
            </table:table-row>
            <table:table-row>
              <table:table-cell office:value-type="string">
                <text:p>Systemets</text:p>
              </table:table-cell>
              <table:table-cell office:value-type="float" office:value="0.023">
                <text:p>0.023</text:p>
              </table:table-cell>
              <table:table-cell office:value-type="float" office:value="0.077">
                <text:p>0.077</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9.7000007629395pt" style:font-family-asian="'Lucida Sans Unicode'" style:font-family-generic-asian="system" style:font-pitch-asian="variable" style:font-size-asian="19.7000007629395pt" style:font-family-complex="Tahoma" style:font-family-generic-complex="system" style:font-pitch-complex="variable" style:font-size-complex="19.7000007629395pt"/>
    </style:style>
    <style:style style:name="ch3" style:family="chart">
      <style:graphic-properties draw:fill="none"/>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Lucida Sans Unicode'" style:font-family-generic-asian="system" style:font-pitch-asian="variable" style:font-size-asian="10.6000003814697pt" style:font-family-complex="Tahoma" style:font-family-generic-complex="system" style:font-pitch-complex="variable" style:font-size-complex="10.600000381469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6000003814697pt" style:font-family-asian="'Lucida Sans Unicode'" style:font-family-generic-asian="system" style:font-pitch-asian="variable" style:font-size-asian="10.6000003814697pt" style:font-family-complex="Tahoma" style:font-family-generic-complex="system" style:font-pitch-complex="variable" style:font-size-complex="10.6000003814697pt"/>
    </style:style>
    <style:style style:name="ch7" style:family="chart">
      <style:chart-properties style:direction="ltr"/>
      <style:graphic-properties draw:stroke="none" draw:fill="none" draw:fill-color="#ffffff"/>
      <style:text-properties fo:font-family="Arial" style:font-family-generic="swiss" style:font-pitch="variable" fo:font-size="13.6999998092651pt" style:font-family-asian="'Lucida Sans Unicode'" style:font-family-generic-asian="system" style:font-pitch-asian="variable" style:font-size-asian="13.6999998092651pt" style:font-family-complex="Tahoma" style:font-family-generic-complex="system" style:font-pitch-complex="variable" style:font-size-complex="13.6999998092651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660066"/>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6.876cm" svg:height="10.665cm" chart:class="chart:bar" chart:style-name="ch1">
        <chart:title svg:x="6.985cm" svg:y="0.211cm" chart:style-name="ch2">
          <text:p>MemTest</text:p>
        </chart:title>
        <chart:legend chart:legend-position="end" svg:x="14.374cm" svg:y="4.12cm" chart:style-name="ch3"/>
        <chart:plot-area chart:style-name="ch4" table:cell-range-address="Sheet1.$I$4:.$I$9 Sheet1.$L$4:.$N$9" chart:data-source-has-labels="both" chart:table-number-list="0 0" svg:x="0.334cm" svg:y="1.409cm" svg:width="13.582cm" svg:height="9.043cm">
          <chart:axis chart:dimension="x" chart:name="primary-x" chart:style-name="ch5">
            <chart:categories table:cell-range-address="local-table.A2:.A4"/>
          </chart:axis>
          <chart:axis chart:dimension="y" chart:name="primary-y" chart:style-name="ch6">
            <chart:title svg:x="0.334cm" svg:y="6.995cm" chart:style-name="ch7">
              <text:p>bytes wasted</text:p>
            </chart:title>
            <chart:grid chart:class="major"/>
          </chart:axis>
          <chart:series chart:style-name="ch8">
            <chart:data-point chart:repeated="3"/>
          </chart:series>
          <chart:series chart:style-name="ch9">
            <chart:data-point chart:repeated="3"/>
          </chart:series>
          <chart:series chart:style-name="ch10">
            <chart:data-point chart:repeated="3"/>
          </chart:series>
          <chart:series chart:style-name="ch11">
            <chart:data-point chart:repeated="3"/>
          </chart:series>
          <chart:series chart:style-name="ch12">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mTest/512</text:p>
              </table:table-cell>
              <table:table-cell office:value-type="string">
                <text:p>MemTest/4096</text:p>
              </table:table-cell>
              <table:table-cell office:value-type="string">
                <text:p>tstalgorithm</text:p>
              </table:table-cell>
            </table:table-row>
          </table:table-header-rows>
          <table:table-rows>
            <table:table-row>
              <table:table-cell office:value-type="string">
                <text:p>First Fit</text:p>
              </table:table-cell>
              <table:table-cell office:value-type="float" office:value="1045376">
                <text:p>1045376</text:p>
              </table:table-cell>
              <table:table-cell office:value-type="float" office:value="7352005">
                <text:p>7352005</text:p>
              </table:table-cell>
              <table:table-cell office:value-type="float" office:value="466944">
                <text:p>466944</text:p>
              </table:table-cell>
            </table:table-row>
            <table:table-row>
              <table:table-cell office:value-type="string">
                <text:p>Best Fit</text:p>
              </table:table-cell>
              <table:table-cell office:value-type="float" office:value="761164">
                <text:p>761164</text:p>
              </table:table-cell>
              <table:table-cell office:value-type="float" office:value="5119583">
                <text:p>5119583</text:p>
              </table:table-cell>
              <table:table-cell office:value-type="float" office:value="425984">
                <text:p>425984</text:p>
              </table:table-cell>
            </table:table-row>
            <table:table-row>
              <table:table-cell office:value-type="string">
                <text:p>Worst Fit</text:p>
              </table:table-cell>
              <table:table-cell office:value-type="float" office:value="1823758">
                <text:p>1823758</text:p>
              </table:table-cell>
              <table:table-cell office:value-type="float" office:value="13302513">
                <text:p>13302513</text:p>
              </table:table-cell>
              <table:table-cell office:value-type="float" office:value="557056">
                <text:p>557056</text:p>
              </table:table-cell>
            </table:table-row>
            <table:table-row>
              <table:table-cell office:value-type="string">
                <text:p>Quick Fit</text:p>
              </table:table-cell>
              <table:table-cell office:value-type="float" office:value="7373095">
                <text:p>7373095</text:p>
              </table:table-cell>
              <table:table-cell office:value-type="float" office:value="11862628">
                <text:p>11862628</text:p>
              </table:table-cell>
              <table:table-cell office:value-type="float" office:value="761856">
                <text:p>761856</text:p>
              </table:table-cell>
            </table:table-row>
            <table:table-row>
              <table:table-cell office:value-type="string">
                <text:p>Systemets</text:p>
              </table:table-cell>
              <table:table-cell office:value-type="float" office:value="943370">
                <text:p>943370</text:p>
              </table:table-cell>
              <table:table-cell office:value-type="float" office:value="6762661">
                <text:p>6762661</text:p>
              </table:table-cell>
              <table:table-cell office:value-type="float" office:value="524288">
                <text:p>524288</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